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transparent"/>
    </style:style>
    <style:style style:name="P6" style:family="paragraph" style:parent-style-name="Text_20_body">
      <style:text-properties fo:background-color="#00cc00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9">
      <style:text-properties fo:background-color="#81d41a"/>
    </style:style>
    <style:style style:name="P17" style:family="paragraph" style:parent-style-name="Text_20_body" style:list-style-name="L20">
      <style:text-properties fo:background-color="#81d41a"/>
    </style:style>
    <style:style style:name="P18" style:family="paragraph" style:parent-style-name="Text_20_body" style:list-style-name="L1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 fo:background-color="#00a933"/>
    </style:style>
    <style:style style:name="P20" style:family="paragraph" style:parent-style-name="Text_20_body" style:list-style-name="L6">
      <style:text-properties fo:language="ru" fo:country="RU" fo:background-color="#81d41a"/>
    </style:style>
    <style:style style:name="P21" style:family="paragraph" style:parent-style-name="Text_20_body" style:list-style-name="L25">
      <style:text-properties fo:language="ru" fo:country="RU"/>
    </style:style>
    <style:style style:name="P22" style:family="paragraph" style:parent-style-name="Text_20_body" style:list-style-name="L26">
      <style:text-properties fo:language="ru" fo:country="RU"/>
    </style:style>
    <style:style style:name="P23" style:family="paragraph" style:parent-style-name="Text_20_body" style:list-style-name="L27">
      <style:text-properties fo:language="ru" fo:country="RU"/>
    </style:style>
    <style:style style:name="P24" style:family="paragraph" style:parent-style-name="Text_20_body" style:list-style-name="L28">
      <style:text-properties fo:language="ru" fo:country="RU"/>
    </style:style>
    <style:style style:name="P25" style:family="paragraph" style:parent-style-name="Text_20_body" style:list-style-name="L2">
      <style:text-properties fo:background-color="#00cc33"/>
    </style:style>
    <style:style style:name="P26" style:family="paragraph" style:parent-style-name="Text_20_body" style:list-style-name="L3">
      <style:text-properties fo:background-color="#00cc33"/>
    </style:style>
    <style:style style:name="P27" style:family="paragraph" style:parent-style-name="Text_20_body" style:list-style-name="L7">
      <style:text-properties fo:background-color="#00cc33"/>
    </style:style>
    <style:style style:name="P28" style:family="paragraph" style:parent-style-name="Text_20_body" style:list-style-name="L8">
      <style:text-properties fo:background-color="#00cc33"/>
    </style:style>
    <style:style style:name="P29" style:family="paragraph" style:parent-style-name="Text_20_body" style:list-style-name="L9">
      <style:text-properties fo:background-color="#00cc33"/>
    </style:style>
    <style:style style:name="P30" style:family="paragraph" style:parent-style-name="Text_20_body" style:list-style-name="L11">
      <style:text-properties fo:background-color="#00cc33"/>
    </style:style>
    <style:style style:name="P31" style:family="paragraph" style:parent-style-name="Text_20_body" style:list-style-name="L7">
      <style:text-properties fo:background-color="#00a933"/>
    </style:style>
    <style:style style:name="P32" style:family="paragraph" style:parent-style-name="Text_20_body" style:list-style-name="L10">
      <style:text-properties fo:background-color="#00a933"/>
    </style:style>
    <style:style style:name="P33" style:family="paragraph" style:parent-style-name="Text_20_body" style:list-style-name="L13">
      <style:text-properties fo:background-color="#00a933"/>
    </style:style>
    <style:style style:name="P34" style:family="paragraph" style:parent-style-name="Text_20_body" style:list-style-name="L14">
      <style:text-properties fo:background-color="#00a933"/>
    </style:style>
    <style:style style:name="P35" style:family="paragraph" style:parent-style-name="Text_20_body" style:list-style-name="L15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#00a933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text-properties fo:background-color="#99ff99"/>
    </style:style>
    <style:style style:name="P38" style:family="paragraph" style:parent-style-name="Text_20_body" style:list-style-name="L16">
      <style:text-properties fo:background-color="#00cc00"/>
    </style:style>
    <style:style style:name="P39" style:family="paragraph" style:parent-style-name="Text_20_body" style:list-style-name="L17">
      <style:text-properties fo:background-color="#00cc00"/>
    </style:style>
    <style:style style:name="P40" style:family="paragraph" style:parent-style-name="Text_20_body" style:list-style-name="L20">
      <style:text-properties fo:background-color="#00cc00"/>
    </style:style>
    <style:style style:name="P41" style:family="paragraph" style:parent-style-name="Text_20_body" style:list-style-name="L22">
      <style:text-properties fo:background-color="#00cc00"/>
    </style:style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Text_20_body" style:list-style-name="L20"/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3"/>
    <style:style style:name="P48" style:family="paragraph" style:parent-style-name="Text_20_body" style:list-style-name="L27"/>
    <style:style style:name="P49" style:family="paragraph" style:parent-style-name="Text_20_body" style:list-style-name="L28"/>
    <style:style style:name="P50" style:family="paragraph" style:parent-style-name="Text_20_body">
      <style:text-properties officeooo:paragraph-rsid="0003c20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c20e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#009933" loext:char-shading-value="0"/>
    </style:style>
    <style:style style:name="T5" style:family="text">
      <style:text-properties fo:background-color="#009933" loext:char-shading-value="0"/>
    </style:style>
    <style:style style:name="T6" style:family="text">
      <style:text-properties fo:background-color="#00cc00" loext:char-shading-value="0"/>
    </style:style>
    <style:style style:name="T7" style:family="text">
      <style:text-properties fo:background-color="#99ff99" loext:char-shading-value="0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81d41a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  <text:list-item>
          <text:p text:style-name="P18">погибший юнит не может выполнять никакие действия</text:p>
        </text:list-item>
      </text:list>
      <text:p text:style-name="Text_20_body">2. Выносливость</text:p>
      <text:list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25">отнимается при получении некоторых видов а<text:span text:style-name="T5">так </text:span><text:span text:style-name="T4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P3"/>
      <text:p text:style-name="Text_20_body">3. Энергия</text:p>
      <text:list text:style-name="L3">
        <text:list-item>
          <text:p text:style-name="P10">есть у игрока и некоторых юнитов</text:p>
        </text:list-item>
        <text:list-item>
          <text:p text:style-name="P26">набирается при нанесении урона атаками ближнего боя</text:p>
        </text:list-item>
        <text:list-item>
          <text:p text:style-name="P26">используется для применения способностей</text:p>
        </text:list-item>
        <text:list-item>
          <text:p text:style-name="P26">также расходуется при получении урона, если у юнита экипирован «щит».</text:p>
        </text:list-item>
        <text:list-item>
          <text:p text:style-name="P26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text:style-name="L4">
        <text:list-item>
          <text:p text:style-name="P11">Персонаж передвигается в горизонтальной плоскости</text:p>
        </text:list-item>
      </text:list>
      <text:p text:style-name="Text_20_body"><text:soft-page-break/>2. Прыжки</text:p>
      <text:list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3. Уклонение</text:p>
      <text:list text:style-name="L6">
        <text:list-item>
          <text:p text:style-name="P20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text:style-name="L7">
        <text:list-item>
          <text:p text:style-name="P13">две быстрых атаки</text:p>
        </text:list-item>
        <text:list-item>
          <text:p text:style-name="P31">способность — метнуть молнию</text:p>
        </text:list-item>
        <text:list-item>
          <text:p text:style-name="P27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text:style-name="L8">
        <text:list-item>
          <text:p text:style-name="P14">стреляет очередями по 3 стрелы, всего 9 зарядов. </text:p>
        </text:list-item>
        <text:list-item>
          <text:p text:style-name="P28">Способность — взрывная стрела</text:p>
        </text:list-item>
        <text:list-item>
          <text:p text:style-name="P28">стрела летит и взрывается, нанося урон по радиусу</text:p>
        </text:list-item>
      </text:list>
      <text:p text:style-name="Text_20_body">3. Большой ключ</text:p>
      <text:list text:style-name="L9">
        <text:list-item>
          <text:p text:style-name="P29">4 медленных атаки</text:p>
        </text:list-item>
        <text:list-item>
          <text:p text:style-name="P29">способность — вращение</text:p>
        </text:list-item>
        <text:list-item>
          <text:p text:style-name="P29">вращение наносит урон вокруг персонажа</text:p>
        </text:list-item>
      </text:list>
      <text:p text:style-name="Text_20_body">4. Ракетница</text:p>
      <text:list text:style-name="L10">
        <text:list-item>
          <text:p text:style-name="P32">стреляет ракетой, которая взрывается и наносит урон по области</text:p>
        </text:list-item>
        <text:list-item>
          <text:p text:style-name="P37">способность — ракетный прыжок</text:p>
        </text:list-item>
        <text:list-item>
          <text:p text:style-name="P36"><text:span text:style-name="T6">прыжок отбрасывает персонажа назад,</text:span><text:span text:style-name="T7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text:style-name="L11">
        <text:list-item>
          <text:p text:style-name="P30">поглощает часть урона за счет энергии</text:p>
        </text:list-item>
      </text:list>
      <text:p text:style-name="Text_20_body">2. Бустер</text:p>
      <text:list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3">Механики</text:span> игрока</text:h>
      <text:p text:style-name="Text_20_body">1. Перемещение</text:p>
      <text:p text:style-name="Text_20_body">2. Использование оружий</text:p>
      <text:list text:style-name="L13">
        <text:list-item>
          <text:p text:style-name="P33">Оружия имеют заряды, которые восстанавливаются со временем</text:p>
        </text:list-item>
        <text:list-item>
          <text:p text:style-name="P33">Некоторые оружия имеют стоимость применения в статах</text:p>
        </text:list-item>
        <text:list-item>
          <text:p text:style-name="P33">Оружия имеют разные анимации</text:p>
        </text:list-item>
      </text:list>
      <text:p text:style-name="Text_20_body">3. Использование способностей</text:p>
      <text:list text:style-name="L14">
        <text:list-item>
          <text:p text:style-name="P34">Способности имеют стоимость в статах</text:p>
        </text:list-item>
        <text:list-item>
          <text:p text:style-name="P34">Способности имеют заряды</text:p>
        </text:list-item>
        <text:list-item>
          <text:p text:style-name="P34">Способности восстанавливаются некоторое время</text:p>
        </text:list-item>
      </text:list>
      <text:p text:style-name="P5">4. Оглушение</text:p>
      <text:list text:style-name="L15">
        <text:list-item>
          <text:p text:style-name="P35">При оглушении игрок не может двигаться</text:p>
        </text:list-item>
        <text:list-item>
          <text:p text:style-name="P35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6">1. Подвижная платформа</text:p>
      <text:list text:style-name="L16">
        <text:list-item>
          <text:p text:style-name="P38">платформа движется по определенной траектории</text:p>
        </text:list-item>
        <text:list-item>
          <text:p text:style-name="P38">игрок должен вовремя на нее запрыгнуть, чтобы не упасть и не потерять прогресс</text:p>
        </text:list-item>
      </text:list>
      <text:p text:style-name="P6">2. Активатор-условие</text:p>
      <text:list text:style-name="L17">
        <text:list-item>
          <text:p text:style-name="P39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text:style-name="L18">
        <text:list-item>
          <text:p text:style-name="P42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text:style-name="L19">
        <text:list-item>
          <text:p text:style-name="P43">Игрок должен победить определенного врага, чтобы активировать связанный предмет</text:p>
        </text:list-item>
      </text:list>
      <text:p text:style-name="P50">5. Связанный предмет</text:p>
      <text:p text:style-name="P50"><text:span text:style-name="T2"/></text:p>
      <text:p text:style-name="P50">При выполнении условия предмет на уровне меняет свое состояние</text:p>
      <text:list text:style-name="L20">
        <text:list-item>
          <text:p text:style-name="P44">Дверь открывается</text:p>
        </text:list-item>
        <text:list-item>
          <text:p text:style-name="P40">Запускаются платформы</text:p>
        </text:list-item>
        <text:list-item>
          <text:p text:style-name="P17">Меняются визуальные эффекты</text:p>
        </text:list-item>
        <text:list-item>
          <text:p text:style-name="P44">Выключаются ловушки</text:p>
        </text:list-item>
        <text:list-item>
          <text:p text:style-name="P44"><text:soft-page-break/>и т. п.</text:p>
        </text:list-item>
      </text:list>
      <text:p text:style-name="Text_20_body">6. Дверь с проверкой предмета</text:p>
      <text:list text:style-name="L21">
        <text:list-item>
          <text:p text:style-name="P45">Дверь можно открыть тольк<text:span text:style-name="T9">о при условии наличия в инвентаре игрока </text:span>определенного предмета</text:p>
        </text:list-item>
      </text:list>
      <text:p text:style-name="Text_20_body">7. Ловушка</text:p>
      <text:list text:style-name="L22">
        <text:list-item>
          <text:p text:style-name="P41">Ловушки наносят урон игроку</text:p>
        </text:list-item>
        <text:list-item>
          <text:p text:style-name="P46"><text:span text:style-name="T6">Ловушки могут быть статичными (например, шипы)</text:span>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3">ом)</text:span></text:p>
        </text:list-item>
      </text:list>
      <text:p text:style-name="P2">8. Собираемые предметы</text:p>
      <text:list text:style-name="L23">
        <text:list-item>
          <text:p text:style-name="P47">На уровнях есть различные собираемые предметы:</text:p>
          <text:p text:style-name="P47">а) Предметы инвентаря (оружия, снаряжение). Предметы можно экипировать сразу или </text:p>
          <text:p text:style-name="P47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3">Мини-бот</text:span></text:p>
      <text:list text:style-name="L24">
        <text:list-item>
          <text:p text:style-name="P19">Атакует в ближнем бою</text:p>
        </text:list-item>
        <text:list-item>
          <text:p text:style-name="P19">Патрулирует точки</text:p>
        </text:list-item>
        <text:list-item>
          <text:p text:style-name="P19">Способность — самоуничтожение. Взрывается на низком запасе здоровья, если его не добить</text:p>
        </text:list-item>
        <text:list-item>
          <text:p text:style-name="P19">Мелкий, берет количеством</text:p>
        </text:list-item>
      </text:list>
      <text:p text:style-name="P2">2. Бот</text:p>
      <text:list text:style-name="L25">
        <text:list-item>
          <text:p text:style-name="P21">Атакует в ближнем бою</text:p>
        </text:list-item>
        <text:list-item>
          <text:p text:style-name="P21">Способность — рывок. Прыгает к игроку, оглушает при попадании</text:p>
        </text:list-item>
        <text:list-item>
          <text:p text:style-name="P21">Медленные, сильные атаки. Медленно поворачивается</text:p>
        </text:list-item>
      </text:list>
      <text:p text:style-name="P2">3. Дрон-ассистент</text:p>
      <text:list text:style-name="L26">
        <text:list-item>
          <text:p text:style-name="P22">Атакует в дальнем бою</text:p>
        </text:list-item>
        <text:list-item>
          <text:p text:style-name="P22">Способность — ремонт. Восстанавливает здоровье юнитов поблизости</text:p>
        </text:list-item>
        <text:list-item>
          <text:p text:style-name="P22">Атаки отнимают выносливость и энергию, наносят минимальный урон</text:p>
        </text:list-item>
      </text:list>
      <text:p text:style-name="P2">4. Турель</text:p>
      <text:list text:style-name="L27">
        <text:list-item>
          <text:p text:style-name="P23">Атакует в дальнем бою</text:p>
        </text:list-item>
        <text:list-item>
          <text:p text:style-name="P23">Попадания отталкивают игрока</text:p>
        </text:list-item>
        <text:list-item>
          <text:p text:style-name="P48">Медленно поворачивается</text:p>
        </text:list-item>
      </text:list>
      <text:p text:style-name="Text_20_body"><text:soft-page-break/>5. Босс — танк</text:p>
      <text:list text:style-name="L28">
        <text:list-item>
          <text:p text:style-name="P24">Две «фазы» боя:</text:p>
          <text:p text:style-name="P24">1) побег - «раннер». Нужно уворачиваться от препятствий и выстрелов, убегая от танка в течении некоторого времени.</text:p>
          <text:p text:style-name="P24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4">Атаки во время «раннера»:</text:p>
          <text:p text:style-name="P24">1) выстрел ракетой. Ракета летит по прямой траектории. Попадание наносит урон и оглушает.</text:p>
          <text:p text:style-name="P24">2) сбросить обломки — бросает обломки на пути игрока.</text:p>
        </text:list-item>
        <text:list-item>
          <text:p text:style-name="P24">Атаки во время боя:</text:p>
          <text:p text:style-name="P49">1) обстрел — стреляет по области медленно летящими ракетами. Наносит урон всем юнитам.</text:p>
          <text:p text:style-name="P49">2) отталкивание — отталкивает от себя игрока, спавнит разрушаемые препятствия</text:p>
          <text:p text:style-name="P49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text:style-name="L29">
        <text:list-item>
          <text:p text:style-name="P16">Информация о текущем состоянии статов игрока</text:p>
        </text:list-item>
        <text:list-item>
          <text:p text:style-name="P16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10-05T00:10:25.852000000</dc:date>
    <meta:editing-duration>P2DT18H14M30S</meta:editing-duration>
    <meta:editing-cycles>31</meta:editing-cycles>
    <meta:generator>LibreOffice/7.5.9.2$Windows_X86_64 LibreOffice_project/cdeefe45c17511d326101eed8008ac4092f278a9</meta:generator>
    <meta:document-statistic meta:table-count="0" meta:image-count="0" meta:object-count="0" meta:page-count="5" meta:paragraph-count="129" meta:word-count="736" meta:character-count="4810" meta:non-whitespace-character-count="4266"/>
  </office:meta>
</office:document-meta>
</file>